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395833333333335in"/>
    </style:style>
    <style:style style:name="co3" style:family="table-column">
      <style:table-column-properties fo:break-before="auto" style:column-width="1.843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8958333333333335in"/>
    </style:style>
    <style:style style:name="co6" style:family="table-column">
      <style:table-column-properties fo:break-before="auto" style:column-width="1.7604166666666667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classification">
      <style:table-properties table:display="true" style:writing-mode="lr-tb"/>
    </style:style>
    <style:style style:name="ta3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515">
            <text:p>515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491">
            <text:p>491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796">
            <text:p>796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5628">
            <text:p>562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091">
            <text:p>209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8942">
            <text:p>8942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1156">
            <text:p>11156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2045">
            <text:p>2045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827">
            <text:p>82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446">
            <text:p>1446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438">
            <text:p>5438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1542">
            <text:p>11542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2045">
            <text:p>2045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1440">
            <text:p>21440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54184">
            <text:p>54184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3398">
            <text:p>3398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5929">
            <text:p>5929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9042">
            <text:p>9042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5743">
            <text:p>5743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4732">
            <text:p>1473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26])" office:value-type="string">
            <text:p>169460</text:p>
          </table:table-cell>
        </table:table-row>
      </table:table>
      <table:table table:name="classification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4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427">
            <text:p>427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0593">
            <text:p>2059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9028">
            <text:p>29028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248">
            <text:p>1248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7558">
            <text:p>37558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1678">
            <text:p>11678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8583">
            <text:p>6858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9])" office:value-type="string">
            <text:p>169460</text:p>
          </table:table-cell>
        </table:table-row>
      </table:table>
      <table:table table:name="day-of-week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5056">
            <text:p>25056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4174">
            <text:p>2417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4512">
            <text:p>24512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4404">
            <text:p>24404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6924">
            <text:p>26924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3871">
            <text:p>23871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0519">
            <text:p>2051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694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